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ed87" officeooo:paragraph-rsid="0014ed87"/>
    </style:style>
    <style:style style:name="P2" style:family="paragraph" style:parent-style-name="Standard">
      <style:paragraph-properties fo:margin-left="0.4925in" fo:margin-right="0in" fo:text-indent="0in" style:auto-text-indent="false"/>
      <style:text-properties style:font-name="Liberation Mono" officeooo:rsid="0014ed87" officeooo:paragraph-rsid="0014ed87"/>
    </style:style>
    <style:style style:name="P3" style:family="paragraph" style:parent-style-name="Standard" style:list-style-name="L1">
      <style:text-properties officeooo:rsid="0014ed87" officeooo:paragraph-rsid="0014ed87"/>
    </style:style>
    <style:style style:name="P4" style:family="paragraph" style:parent-style-name="Standard">
      <style:text-properties officeooo:rsid="0014ed87" officeooo:paragraph-rsid="0014ed87"/>
    </style:style>
    <style:style style:name="P5" style:family="paragraph" style:parent-style-name="Standard">
      <style:text-properties officeooo:rsid="001597f7" officeooo:paragraph-rsid="001597f7"/>
    </style:style>
    <style:style style:name="P6" style:family="paragraph" style:parent-style-name="Text_20_body">
      <style:paragraph-properties fo:margin-left="0.4925in" fo:margin-right="0in" fo:text-align="start" style:justify-single-word="false" fo:text-indent="0in" style:auto-text-indent="false"/>
      <style:text-properties style:font-name="Liberation Sans" officeooo:rsid="001aeb5d" officeooo:paragraph-rsid="001597f7"/>
    </style:style>
    <style:style style:name="P7" style:family="paragraph" style:parent-style-name="Text_20_body">
      <style:paragraph-properties fo:margin-left="0in" fo:margin-right="0in" fo:text-align="start" style:justify-single-word="false" fo:text-indent="0in" style:auto-text-indent="false"/>
      <style:text-properties style:font-name="Liberation Serif" officeooo:rsid="001aeb5d" officeooo:paragraph-rsid="001597f7"/>
    </style:style>
    <style:style style:name="T1" style:family="text">
      <style:text-properties fo:font-style="italic" style:font-style-asian="italic" style:font-style-complex="italic"/>
    </style:style>
    <style:style style:name="T2" style:family="text">
      <style:text-properties fo:font-style="italic" officeooo:rsid="001597f7"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dcb66" style:font-style-asian="normal" style:font-style-complex="normal"/>
    </style:style>
    <style:style style:name="T6" style:family="text">
      <style:text-properties fo:font-style="normal" officeooo:rsid="001597f7" style:font-style-asian="normal" style:font-style-complex="normal"/>
    </style:style>
    <style:style style:name="T7" style:family="text">
      <style:text-properties fo:font-style="normal" officeooo:rsid="00187309"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ing Guide</text:p>
      <text:p text:style-name="P1"/>
      <text:p text:style-name="P1">This still cover the “sylibi” elements of Fertile-Framework as the concepts map to traditional learning so that the book may be used in the classroom, wether it be homeschool or public education … even so bold as to say as a collage level curriculum or at least as a supplement text to be used in CIS and MIS or general IT continuing education. </text:p>
      <text:p text:style-name="P1"/>
      <text:p text:style-name="P1"/>
      <text:p text:style-name="P2">A liberal arts degree includes the study of history, literature, writing, philosophy, sociology, psychology, creative arts and more. These programs are designed to help you formulate compelling arguments, communicate well and solve problems.</text:p>
      <text:p text:style-name="P1"/>
      <text:list xml:id="list1848426630" text:style-name="L1">
        <text:list-item>
          <text:p text:style-name="P3">Reading</text:p>
        </text:list-item>
        <text:list-item>
          <text:p text:style-name="P3">Science</text:p>
        </text:list-item>
        <text:list-item>
          <text:p text:style-name="P3">Math</text:p>
        </text:list-item>
        <text:list-item>
          <text:p text:style-name="P3">Engineering</text:p>
        </text:list-item>
        <text:list-item>
          <text:p text:style-name="P3">Creative Arts</text:p>
        </text:list-item>
        <text:list-item>
          <text:p text:style-name="P3">Schol Studies (History and Politics)</text:p>
        </text:list-item>
        <text:list-item>
          <text:p text:style-name="P3">Humanities</text:p>
        </text:list-item>
      </text:list>
      <text:p text:style-name="P1"/>
      <text:h text:style-name="Heading_20_1" text:outline-level="1">Book Series</text:h>
      <text:p text:style-name="P5"><text:tab/>There is so much to cover, we have broken the concepts into vertical slices and mulitable books. Some will cover a vertical slice such as <text:span text:style-name="T1">Computers, Communication, etc.</text:span> while others will be deeper dives and cover specific topics such as <text:span text:style-name="T1">Network Programming </text:span><text:span text:style-name="T3"><text:s/>or </text:span><text:span text:style-name="T1">Firmware.</text:span></text:p>
      <text:p text:style-name="P5"><text:span text:style-name="T3"/></text:p>
      <text:h text:style-name="Heading_20_1" text:outline-level="1"><text:span text:style-name="T6">T</text:span><text:span text:style-name="T3">hings to Keep</text:span></text:h>
      <text:p text:style-name="P7"><text:span text:style-name="T7">( Yah I know these are really notes, but just get the ideas down and refactor, refactor, refactor)</text:span><text:span text:style-name="T6"><text:line-break/>This was going to be the summary for Chapter One but really should be put into its own </text:span><text:span text:style-name="T2">History book </text:span></text:p>
      <text:p text:style-name="P6"><text:span text:style-name="T1">Fertile Framework, </text:span><text:span text:style-name="T3">is an introduction to the approach and philosophy of our framework. Our mission is to create a sustainable learning path for hackers of all ages. We stand on the shoulders of those who came before us. Framing our approach </text:span><text:span text:style-name="T4">with lessons from founders of what started this whole movement in the first place. Richard Stallman, Eric Raymond, Steve Woznack and many early hackers that spirited not only the micro-computer revolution but also a sense that people not governments or corporations should be at the center of benefiting from quite possibly the most important advancement for mankind since the printing press. </text:span><text:span text:style-name="T5">We will provide an overview of hardware, software, and methods to start your journey to hackery.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06:56:17.702897119</meta:creation-date>
    <dc:date>2023-11-30T07:34:25.323156760</dc:date>
    <meta:editing-duration>PT17M51S</meta:editing-duration>
    <meta:editing-cycles>3</meta:editing-cycles>
    <meta:generator>LibreOffice/7.3.7.2$Linux_X86_64 LibreOffice_project/30$Build-2</meta:generator>
    <dc:creator>Andrew Brady</dc:creator>
    <meta:document-statistic meta:table-count="0" meta:image-count="0" meta:object-count="0" meta:page-count="1" meta:paragraph-count="15" meta:word-count="322" meta:character-count="1921" meta:non-whitespace-character-count="1616"/>
  </office:meta>
</office:document-meta>
</file>